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2622c" officeooo:paragraph-rsid="0012622c"/>
    </style:style>
    <style:style style:name="P2" style:family="paragraph" style:parent-style-name="Standard">
      <style:text-properties style:font-name="Arial" officeooo:rsid="00103d09" officeooo:paragraph-rsid="00103d09"/>
    </style:style>
    <style:style style:name="P3" style:family="paragraph" style:parent-style-name="Standard">
      <style:text-properties style:font-name="Arial" officeooo:rsid="0013e249" officeooo:paragraph-rsid="0013e249"/>
    </style:style>
    <style:style style:name="P4" style:family="paragraph" style:parent-style-name="Table_20_Contents">
      <style:text-properties style:font-name="Arial" officeooo:rsid="001552df" officeooo:paragraph-rsid="001552df"/>
    </style:style>
    <style:style style:name="P5" style:family="paragraph" style:parent-style-name="Standard">
      <style:text-properties style:font-name="Arial" officeooo:rsid="0016b15d" officeooo:paragraph-rsid="0016b1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le .config</text:p>
      <text:p text:style-name="P1">cf CFX .param pour « copier » la mise en forme.</text:p>
      <text:p text:style-name="P2"/>
      <text:p text:style-name="P3">{</text:p>
      <text:p text:style-name="P2">#.config</text:p>
      <text:p text:style-name="P2"/>
      <text:p text:style-name="P2">#p1 </text:p>
      <text:p text:style-name="P2">10</text:p>
      <text:p text:style-name="P2">#p2</text:p>
      <text:p text:style-name="P2">5</text:p>
      <text:p text:style-name="P2">#p3</text:p>
      <text:p text:style-name="P2">12</text:p>
      <text:p text:style-name="P2"/>
      <text:p text:style-name="P2">for 1a 4</text:p>
      <text:p text:style-name="P2">scanf(string)</text:p>
      <text:p text:style-name="P2">if(string == p3){</text:p>
      <text:p text:style-name="P3">}</text:p>
      <text:p text:style-name="P3"/>
      <text:p text:style-name="P3">-Lire un fichier ( fct « lecture » + boucle pour parcourir le document)</text:p>
      <text:p text:style-name="P3"/>
      <text:p text:style-name="P3">-modifier un fichier (prendre la ligne qui est en dessous et SUPPRIMER LE CONTENU DE LA LIGNE(pas la ligne seulement le contenu…)</text:p>
      <text:p text:style-name="P3"/>
      <text:p text:style-name="P3">-Écrire le new valeur (printf()…)</text:p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1902646505936">
          <table:table-cell table:style-name="Tableau1.A1" office:value-type="string">
            <text:p text:style-name="P4"/>
          </table:table-cell>
          <table:table-cell table:style-name="Tableau1.B1" office:value-type="string">
            <text:p text:style-name="P4">TYPE</text:p>
          </table:table-cell>
        </table:table-row>
        <table:table-row table:style-name="TableLine1902646512736">
          <table:table-cell table:style-name="Tableau1.A2" office:value-type="string">
            <text:p text:style-name="P4">TXT</text:p>
          </table:table-cell>
          <table:table-cell table:style-name="Tableau1.B2" office:value-type="string">
            <text:p text:style-name="P4"/>
          </table:table-cell>
        </table:table-row>
        <table:table-row table:style-name="TableLine1902646505392">
          <table:table-cell table:style-name="Tableau1.A2" office:value-type="string">
            <text:p text:style-name="P4">StopList (Cf Github)</text:p>
          </table:table-cell>
          <table:table-cell table:style-name="Tableau1.B2" office:value-type="string">
            <text:p text:style-name="P4">bool</text:p>
          </table:table-cell>
        </table:table-row>
        <table:table-row table:style-name="TableLine1902646506208">
          <table:table-cell table:style-name="Tableau1.A2" office:value-type="string">
            <text:p text:style-name="P4">Taille max token</text:p>
          </table:table-cell>
          <table:table-cell table:style-name="Tableau1.B2" office:value-type="string">
            <text:p text:style-name="P4">int</text:p>
          </table:table-cell>
        </table:table-row>
        <table:table-row table:style-name="TableLine1902646515184">
          <table:table-cell table:style-name="Tableau1.A2" office:value-type="string">
            <text:p text:style-name="P4">IMAGE</text:p>
          </table:table-cell>
          <table:table-cell table:style-name="Tableau1.B2" office:value-type="string">
            <text:p text:style-name="P4"/>
          </table:table-cell>
        </table:table-row>
        <table:table-row table:style-name="TableLine1902646510016">
          <table:table-cell table:style-name="Tableau1.A2" office:value-type="string">
            <text:p text:style-name="P4">Valeur des n bits</text:p>
          </table:table-cell>
          <table:table-cell table:style-name="Tableau1.B2" office:value-type="string">
            <text:p text:style-name="P4">int</text:p>
          </table:table-cell>
        </table:table-row>
        <table:table-row table:style-name="TableLine1902646519808">
          <table:table-cell table:style-name="Tableau1.A2" office:value-type="string">
            <text:p text:style-name="P4">SON</text:p>
          </table:table-cell>
          <table:table-cell table:style-name="Tableau1.B2" office:value-type="string">
            <text:p text:style-name="P4"/>
          </table:table-cell>
        </table:table-row>
        <table:table-row table:style-name="TableLine1902646507840">
          <table:table-cell table:style-name="Tableau1.A2" office:value-type="string">
            <text:p text:style-name="P4">Nbr n échantillon</text:p>
          </table:table-cell>
          <table:table-cell table:style-name="Tableau1.B2" office:value-type="string">
            <text:p text:style-name="P4">int</text:p>
          </table:table-cell>
        </table:table-row>
        <table:table-row table:style-name="TableLine1902646520624">
          <table:table-cell table:style-name="Tableau1.A2" office:value-type="string">
            <text:p text:style-name="P4">Nbr d’intervalle m</text:p>
          </table:table-cell>
          <table:table-cell table:style-name="Tableau1.B2" office:value-type="string">
            <text:p text:style-name="P4">int</text:p>
          </table:table-cell>
        </table:table-row>
      </table:table>
      <text:p text:style-name="P3"/>
      <text:p text:style-name="P3"/>
      <text:p text:style-name="P5">Fonction pour lire le config.txt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08:55:22.804000000</meta:creation-date>
    <meta:editing-duration>PT1M56S</meta:editing-duration>
    <meta:editing-cycles>2</meta:editing-cycles>
    <meta:generator>LibreOffice/7.0.3.1$Windows_X86_64 LibreOffice_project/d7547858d014d4cf69878db179d326fc3483e082</meta:generator>
    <dc:date>2021-11-24T08:57:17.388000000</dc:date>
    <meta:document-statistic meta:table-count="1" meta:image-count="0" meta:object-count="0" meta:page-count="1" meta:paragraph-count="32" meta:word-count="101" meta:character-count="509" meta:non-whitespace-character-count="439"/>
  </office:meta>
</office:document-meta>
</file>